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0.1091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95in"/>
    </style:style>
    <style:style style:name="co9" style:family="table-column">
      <style:table-column-properties fo:break-before="auto" style:column-width="2.0756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972in"/>
    </style:style>
    <style:style style:name="co13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Default"/>
        <table:table-column table:style-name="co12" table:default-cell-style-name="ce3"/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column table:style-name="co13" table:default-cell-style-name="ce3"/>
        <table:table-row table:style-name="ro1">
          <table:table-cell table:style-name="ce1" office:value-type="string" table:number-columns-spanned="2" table:number-rows-spanned="1">
            <text:p>One Line, 50 Customers</text:p>
          </table:table-cell>
          <table:covered-table-cell table:style-name="ce1"/>
          <table:table-cell table:style-name="Default"/>
          <table:table-cell table:style-name="ce4" office:value-type="string">
            <text:p>Average Time in Line</text:p>
          </table:table-cell>
          <table:table-cell table:style-name="ce1" table:formula="of:=AVERAGE([.E8];[.K8];[.Q8])" office:value-type="float" office:value="101.233333333333">
            <text:p>101.2333333333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/>
          <table:table-cell table:style-name="ce2" office:value-type="string">
            <text:p>testfile1415475689408</text:p>
          </table:table-cell>
          <table:table-cell table:number-columns-repeated="4"/>
          <table:table-cell table:style-name="ce2"/>
          <table:table-cell table:style-name="ce2" office:value-type="string">
            <text:p>testfile1415475830267</text:p>
          </table:table-cell>
          <table:table-cell table:number-columns-repeated="5"/>
          <table:table-cell table:style-name="ce2" office:value-type="string">
            <text:p>testfile141547592169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ime In Line</text:p>
          </table:table-cell>
          <table:table-cell table:style-name="ce2" office:value-type="string">
            <text:p>Number of Customers Helped</text:p>
          </table:table-cell>
          <table:table-cell table:number-columns-repeated="4"/>
          <table:table-cell table:style-name="ce2" office:value-type="string">
            <text:p>Time In Line</text:p>
          </table:table-cell>
          <table:table-cell table:style-name="ce2" office:value-type="string">
            <text:p>Number of Customers Helped</text:p>
          </table:table-cell>
          <table:table-cell table:number-columns-repeated="4"/>
          <table:table-cell table:style-name="ce2" office:value-type="string">
            <text:p>Time In Line</text:p>
          </table:table-cell>
          <table:table-cell table:style-name="ce2" office:value-type="string">
            <text:p>Number of Customers Helped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otal Customers</text:p>
          </table:table-cell>
          <table:table-cell table:formula="of:=COUNT([.A5:.A54])" office:value-type="float" office:value="50">
            <text:p>50</text:p>
          </table:table-cell>
          <table:table-cell/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otal Customers</text:p>
          </table:table-cell>
          <table:table-cell table:formula="of:=COUNT([.G5:.G54])" office:value-type="float" office:value="50">
            <text:p>50</text:p>
          </table:table-cell>
          <table:table-cell/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Customers</text:p>
          </table:table-cell>
          <table:table-cell table:formula="of:=COUNT([.M5:.M54])" office:value-type="float" office:value="50">
            <text:p>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Cashiers</text:p>
          </table:table-cell>
          <table:table-cell table:formula="of:=COUNT([.B5:.B14])" office:value-type="float" office:value="10">
            <text:p>10</text:p>
          </table:table-cell>
          <table:table-cell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Total Cashiers</text:p>
          </table:table-cell>
          <table:table-cell table:formula="of:=COUNT([.H5:.H14])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otal Cashiers</text:p>
          </table:table-cell>
          <table:table-cell table:formula="of:=COUNT([.N5:.N14])" office:value-type="float" office:value="10">
            <text:p>1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verage Time in Line</text:p>
          </table:table-cell>
          <table:table-cell table:formula="of:=AVERAGE([.A5:.A54])" office:value-type="float" office:value="127.66">
            <text:p>127.66</text:p>
          </table:table-cell>
          <table:table-cell/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verage Time in Line</text:p>
          </table:table-cell>
          <table:table-cell table:formula="of:=AVERAGE([.G5:.G54])" office:value-type="float" office:value="96.58">
            <text:p>96.58</text:p>
          </table:table-cell>
          <table:table-cell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verage Time in Line</text:p>
          </table:table-cell>
          <table:table-cell table:formula="of:=AVERAGE([.M5:.M54])" office:value-type="float" office:value="79.46">
            <text:p>79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verage Customers Helped</text:p>
          </table:table-cell>
          <table:table-cell table:formula="of:=AVERAGE([.B5:.B14])"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verage Customers Helped</text:p>
          </table:table-cell>
          <table:table-cell table:formula="of:=AVERAGE([.H5:.H14])" office:value-type="float" office:value="5">
            <text:p>5</text:p>
          </table:table-cell>
          <table:table-cell/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verage Customers Helped</text:p>
          </table:table-cell>
          <table:table-cell table:formula="of:=AVERAGE([.N5:.N14])" office:value-type="float" office:value="5">
            <text:p>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ustomers Helped</text:p>
          </table:table-cell>
          <table:table-cell table:formula="of:=SUM([.B5:.B14])" office:value-type="float" office:value="50">
            <text:p>50</text:p>
          </table:table-cell>
          <table:table-cell/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ustomers Helped</text:p>
          </table:table-cell>
          <table:table-cell table:formula="of:=SUM([.H5:.H14])" office:value-type="float" office:value="50">
            <text:p>50</text:p>
          </table:table-cell>
          <table:table-cell/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ustomers Helped</text:p>
          </table:table-cell>
          <table:table-cell table:formula="of:=SUM([.N5:.N14])" office:value-type="float" office:value="50">
            <text:p>5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28">
            <text:p>28</text:p>
          </table:table-cell>
          <table:table-cell table:style-name="ce5" office:value-type="float" office:value="3">
            <text:p>3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office:value-type="float" office:value="143">
            <text:p>14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table:number-columns-repeated="5"/>
          <table:table-cell office:value-type="float" office:value="93">
            <text:p>93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table:number-columns-repeated="5"/>
          <table:table-cell office:value-type="float" office:value="88">
            <text:p>88</text:p>
          </table:table-cell>
          <table:table-cell table:number-columns-repeated="5"/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table:number-columns-repeated="5"/>
          <table:table-cell office:value-type="float" office:value="60">
            <text:p>60</text:p>
          </table:table-cell>
          <table:table-cell table:number-columns-repeated="5"/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office:value-type="float" office:value="138">
            <text:p>138</text:p>
          </table:table-cell>
          <table:table-cell table:number-columns-repeated="5"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office:value-type="float" office:value="42">
            <text:p>42</text:p>
          </table:table-cell>
          <table:table-cell table:number-columns-repeated="5"/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  <table:table-cell office:value-type="float" office:value="59">
            <text:p>59</text:p>
          </table:table-cell>
          <table:table-cell table:number-columns-repeated="5"/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219">
            <text:p>219</text:p>
          </table:table-cell>
          <table:table-cell table:number-columns-repeated="5"/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5"/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table:number-columns-repeated="5"/>
          <table:table-cell office:value-type="float" office:value="219">
            <text:p>219</text:p>
          </table:table-cell>
          <table:table-cell table:number-columns-repeated="5"/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office:value-type="float" office:value="47">
            <text:p>47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5"/>
          <table:table-cell office:value-type="float" office:value="73">
            <text:p>73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office:value-type="float" office:value="163">
            <text:p>163</text:p>
          </table:table-cell>
          <table:table-cell table:number-columns-repeated="5"/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69">
            <text:p>69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5"/>
          <table:table-cell office:value-type="float" office:value="69">
            <text:p>69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5"/>
          <table:table-cell office:value-type="float" office:value="35">
            <text:p>35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table:number-columns-repeated="5"/>
          <table:table-cell office:value-type="float" office:value="46">
            <text:p>46</text:p>
          </table:table-cell>
          <table:table-cell table:number-columns-repeated="5"/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41">
            <text:p>41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table:number-columns-repeated="5"/>
          <table:table-cell office:value-type="float" office:value="79">
            <text:p>79</text:p>
          </table:table-cell>
          <table:table-cell table:number-columns-repeated="5"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number-columns-repeated="5"/>
          <table:table-cell office:value-type="float" office:value="179">
            <text:p>179</text:p>
          </table:table-cell>
          <table:table-cell table:number-columns-repeated="5"/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table:number-columns-repeated="5"/>
          <table:table-cell office:value-type="float" office:value="313">
            <text:p>313</text:p>
          </table:table-cell>
          <table:table-cell table:number-columns-repeated="5"/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5"/>
          <table:table-cell office:value-type="float" office:value="118">
            <text:p>118</text:p>
          </table:table-cell>
          <table:table-cell table:number-columns-repeated="5"/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5"/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office:value-type="float" office:value="36">
            <text:p>36</text:p>
          </table:table-cell>
          <table:table-cell table:number-columns-repeated="5"/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table:number-columns-repeated="5"/>
          <table:table-cell office:value-type="float" office:value="37">
            <text:p>3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  <table:table-cell office:value-type="float" office:value="54">
            <text:p>54</text:p>
          </table:table-cell>
          <table:table-cell table:number-columns-repeated="5"/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table:number-columns-repeated="5"/>
          <table:table-cell office:value-type="float" office:value="228">
            <text:p>228</text:p>
          </table:table-cell>
          <table:table-cell table:number-columns-repeated="5"/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table:number-columns-repeated="5"/>
          <table:table-cell office:value-type="float" office:value="154">
            <text:p>154</text:p>
          </table:table-cell>
          <table:table-cell table:number-columns-repeated="5"/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office:value-type="float" office:value="203">
            <text:p>203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5"/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203">
            <text:p>203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office:value-type="float" office:value="226">
            <text:p>226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5"/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5"/>
          <table:table-cell office:value-type="float" office:value="118">
            <text:p>1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office:value-type="float" office:value="42">
            <text:p>42</text:p>
          </table:table-cell>
          <table:table-cell table:number-columns-repeated="5"/>
          <table:table-cell office:value-type="float" office:value="243">
            <text:p>243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table:number-columns-repeated="2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11/08/2014</text:date>, <text:time>20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ilstra</meta:initial-creator>
    <meta:creation-date>2014-11-01T15:14:41.98</meta:creation-date>
    <dc:date>2014-11-08T20:49:10.37</dc:date>
    <dc:creator>Christopher Tilstra</dc:creator>
    <meta:editing-duration>PT57M3S</meta:editing-duration>
    <meta:editing-cycles>24</meta:editing-cycles>
    <meta:generator>OpenOffice/4.0.0$Win32 OpenOffice.org_project/400m3$Build-9702</meta:generator>
    <meta:document-statistic meta:table-count="3" meta:cell-count="222" meta:object-count="0"/>
  </office:meta>
</office:document-meta>
</file>